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6201in" style:rel-column-width="6072*"/>
    </style:style>
    <style:style style:name="Table2.D" style:family="table-column">
      <style:table-column-properties style:column-width="0.6299in" style:rel-column-width="6167*"/>
    </style:style>
    <style:style style:name="Table2.E" style:family="table-column">
      <style:table-column-properties style:column-width="0.2438in" style:rel-column-width="2386*"/>
    </style:style>
    <style:style style:name="Table2.F" style:family="table-column">
      <style:table-column-properties style:column-width="0.5063in" style:rel-column-width="4956*"/>
    </style:style>
    <style:style style:name="Table2.G" style:family="table-column">
      <style:table-column-properties style:column-width="0.8771in" style:rel-column-width="858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104b65b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0"><text:text-input text:description="&lt;_(&quot;To&quot;)&gt;">To</text:text-input></text:span>: <text:text-input text:description="&lt;o.partner_shipping_id.child_ids[0].name or ''&gt;">contact_name</text:text-input></text:p>
            <text:p text:style-name="P39"><text:span text:style-name="T16"><text:text-input text:description="&lt;/if&gt;">endtest</text:text-input></text:span> </text:p>
            <text:p text:style-name="P40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office:value-type="string">
            <text:p text:style-name="P55"><text:text-input text:description="&lt;_(&quot;Qty&quot;)&gt;">Qty</text:text-input></text:p>
          </table:table-cell>
          <table:table-cell table:style-name="Table2.B1" office:value-type="string">
            <text:p text:style-name="P58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7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59"><text:text-input text:description="&lt;_(&quot;Total&quot;)&gt;">Total discount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60">[<text:span text:style-name="T15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0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68"><text:span text:style-name="T2"><text:text-input text:description="&lt;_(&quot;TOTAL&quot;)&gt;">TOTAL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67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69"><text:text-input text:description="&lt;if test=&quot;o.currency_id&lt;&gt;company.currency_id&quot;&gt;">if exchange_rate</text:text-input></text:p>
          </table:table-cell>
          <table:table-cell table:style-name="Tablica7.A1" office:value-type="string">
            <text:p text:style-name="P70"/>
          </table:table-cell>
        </table:table-row>
        <table:table-row table:style-name="Tablica7.1">
          <table:table-cell table:style-name="Tablica7.A1" office:value-type="string">
            <text:p text:style-name="P37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8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office:value-type="string">
            <text:p text:style-name="P69"><text:text-input text:description="&lt;/if&gt;">end if</text:text-input></text:p>
          </table:table-cell>
          <table:table-cell table:style-name="Tablica7.A1" office:value-type="string">
            <text:p text:style-name="P70"/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2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03T16:28:17.551669094</dc:date>
    <meta:editing-duration>P1DT17H51M13S</meta:editing-duration>
    <meta:editing-cycles>273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87" meta:character-count="1313" meta:non-whitespace-character-count="1231"/>
  </office:meta>
</office:document-meta>
</file>